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2afa" officeooo:paragraph-rsid="00062afa"/>
    </style:style>
    <style:style style:name="T1" style:family="text">
      <style:text-properties officeooo:rsid="0006f5b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it commands</text:p>
      <text:p text:style-name="P1"/>
      <text:p text:style-name="P1">git init : <text:span text:style-name="T1">initializes the repo</text:span></text:p>
      <text:p text:style-name="P1">git status : <text:span text:style-name="T1">give the status of the files which are modified and are yet to be staged</text:span></text:p>
      <text:p text:style-name="P1">git add &lt;File_Name&gt;</text:p>
      <text:p text:style-name="P1">git commit -m &lt;message&gt;</text:p>
      <text:p text:style-name="P1">git diff &lt;File_name&gt;</text:p>
      <text:p text:style-name="P1">git log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4T16:10:34.581398672</meta:creation-date>
    <dc:date>2021-09-24T16:20:04.743157620</dc:date>
    <meta:editing-duration>PT6M5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7" meta:word-count="38" meta:character-count="197" meta:non-whitespace-character-count="166"/>
  </office:meta>
</office:document-meta>
</file>